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text>Has a control variable "PERIOD".</mtext>
        </mtd>
      </mtr>
      <mtr>
        <mtd columnalign="left">
          <mrow>
            <mrow>
              <msub>
                <mi mathvariant="italic">DEVS</mi>
                <mtext>gen</mtext>
              </msub>
              <mo stretchy="false">=</mo>
              <mrow>
                <mo fence="true" stretchy="false">[</mo>
                <mrow>
                  <mrow>
                    <msub>
                      <mi>X</mi>
                      <mi>M</mi>
                    </msub>
                    <mi>,</mi>
                    <msub>
                      <mi>Y</mi>
                      <mi>M</mi>
                    </msub>
                    <mi>,</mi>
                    <mi>S</mi>
                    <mi>,</mi>
                    <msub>
                      <mi>δ</mi>
                      <mtext>ext</mtext>
                    </msub>
                    <mi>,</mi>
                    <msub>
                      <mi>δ</mi>
                      <mtext>int</mtext>
                    </msub>
                    <mi>,</mi>
                    <msub>
                      <mi>δ</mi>
                      <mtext>con</mtext>
                    </msub>
                    <mi>,</mi>
                    <mi>λ</mi>
                    <mi>,</mi>
                    <mi mathvariant="italic">ta</mi>
                  </mrow>
                </mrow>
                <mo fence="true" stretchy="false">]</mo>
              </mrow>
            </mrow>
            <mi>.</mi>
          </mrow>
        </mtd>
      </mtr>
      <mtr>
        <mtd>
          <mrow/>
        </mtd>
      </mtr>
      <mtr>
        <mtd columnalign="left">
          <mrow>
            <mrow>
              <mi>X</mi>
              <mo stretchy="false">=</mo>
              <mo stretchy="false">{</mo>
            </mrow>
            <mo stretchy="false">}</mo>
            <mi>.</mi>
            <mtext>takes no input</mtext>
          </mrow>
        </mtd>
      </mtr>
      <mtr>
        <mtd columnalign="left">
          <mrow>
            <mrow>
              <mi>Y</mi>
              <mo stretchy="false">=</mo>
              <mo stretchy="false">{</mo>
            </mrow>
            <mn>1</mn>
            <mo stretchy="false">}</mo>
          </mrow>
        </mtd>
      </mtr>
      <mtr>
        <mtd columnalign="left">
          <mrow>
            <mrow>
              <mi>S</mi>
              <mo stretchy="false">=</mo>
              <mo stretchy="false">{</mo>
            </mrow>
            <mrow>
              <mo fence="true" stretchy="false">[</mo>
              <mrow>
                <mrow>
                  <mi>φ</mi>
                  <mi>,</mi>
                  <mi>σ</mi>
                </mrow>
              </mrow>
              <mo fence="true" stretchy="false">]</mo>
            </mrow>
            <mrow>
              <mtext> </mtext>
              <mo stretchy="false">∣</mo>
              <mtext> </mtext>
            </mrow>
            <mrow>
              <mi>φ</mi>
              <mo stretchy="false">∈</mo>
              <mo stretchy="false">{</mo>
            </mrow>
            <mtext>passive</mtext>
            <mi>,</mi>
            <mtext>active</mtext>
            <mo stretchy="false">}</mo>
            <mi>;</mi>
            <mrow>
              <mi>σ</mi>
              <mo stretchy="false">∈</mo>
              <msubsup>
                <mi mathvariant="normal">ℝ</mi>
                <mn>0</mn>
                <mi mathvariant="italic">inf</mi>
              </msubsup>
            </mrow>
            <mo stretchy="false">}</mo>
            <mi>.</mi>
          </mrow>
        </mtd>
      </mtr>
      <mtr>
        <mtd columnalign="left">
          <mrow>
            <msub>
              <mi>δ</mi>
              <mtext>ext</mtext>
            </msub>
            <mrow>
              <mrow>
                <mo fence="true" stretchy="false">(</mo>
                <mrow>
                  <mrow>
                    <mrow>
                      <mo fence="true" stretchy="false">[</mo>
                      <mrow>
                        <mrow>
                          <mi>φ</mi>
                          <mi>,</mi>
                          <mi>σ</mi>
                        </mrow>
                      </mrow>
                      <mo fence="true" stretchy="false">]</mo>
                    </mrow>
                    <mi>,</mi>
                    <mi>e</mi>
                    <mi>,</mi>
                    <mi>x</mi>
                  </mrow>
                </mrow>
                <mo fence="true" stretchy="false">)</mo>
              </mrow>
              <mo stretchy="false">=</mo>
              <mi mathvariant="normal">∅</mi>
            </mrow>
            <mi>.</mi>
            <mtext>no input so no input events</mtext>
          </mrow>
        </mtd>
      </mtr>
      <mtr>
        <mtd columnalign="left">
          <mrow>
            <msub>
              <mi>δ</mi>
              <mtext>int</mtext>
            </msub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text>active</mtext>
                    <mi>,</mi>
                    <mi mathvariant="italic">PERIOD</mi>
                  </mrow>
                </mrow>
                <mo fence="true" stretchy="false">]</mo>
              </mrow>
            </mrow>
            <mi>.</mi>
          </mrow>
        </mtd>
      </mtr>
      <mtr>
        <mtd columnalign="left">
          <mrow>
            <mi>λ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n>1.</mn>
            </mrow>
          </mrow>
        </mtd>
      </mtr>
      <mtr>
        <mtd columnalign="left">
          <mrow>
            <mi mathvariant="italic">ta</mi>
            <mrow>
              <mrow>
                <mo fence="true" stretchy="false">(</mo>
                <mrow>
                  <mrow>
                    <mo fence="true" stretchy="false">[</mo>
                    <mrow>
                      <mrow>
                        <mi>φ</mi>
                        <mi>,</mi>
                        <mi>σ</mi>
                      </mrow>
                    </mrow>
                    <mo fence="true" stretchy="false">]</mo>
                  </mrow>
                </mrow>
                <mo fence="true" stretchy="false">)</mo>
              </mrow>
              <mo stretchy="false">=</mo>
              <mi>σ</mi>
            </mrow>
            <mi>.</mi>
          </mrow>
        </mtd>
      </mtr>
    </mtable>
    <annotation encoding="StarMath 5.0">"Has a control variable \"PERIOD\"." newline

alignl DEVS_{"gen"} = [ X_M, Y_M, S, δ_{ "ext" }, δ_{ "int" }, δ_{ "con" },λ, ta]. newline
newline 
alignl X = \{  \}. "takes no input" newline
alignl Y = \{  1 \} newline
alignl S = \{ [ φ, σ ] " " divides " " φ in \{"passive","active"\};  σ in
setR_{0}^{inf} \}. newline
alignl δ_{ "ext" }( [ φ,σ ], e, x ) = emptyset. "no input so no input events" newline 

alignl δ_{ "int" }( [ φ, σ ] ) = [ "active", PERIOD ]. newline

alignl λ( [ φ, σ ]  ) = 1. newline
alignl ta( [ φ, σ ] ) = σ. newline

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2:43:19.802000000</meta:creation-date>
    <meta:generator>LibreOffice/4.2.6.3$MacOSX_x86 LibreOffice_project/3fd416d4c6db7d3204c17ce57a1d70f6e531ee21</meta:generator>
  </office:meta>
</office:document-meta>
</file>